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Projet 3 : jeux de codes</text:p>
          </draw:text-box>
        </draw:frame>
        <draw:frame presentation:style-name="pr2" draw:text-style-name="P2" draw:layer="layout" svg:width="25.199cm" svg:height="12.179cm" svg:x="1.4cm" svg:y="4.913cm" presentation:class="subtitle" presentation:user-transformed="true">
          <draw:text-box>
            <text:p>Plan de présentation</text:p>
            <text:p/>
            <text:p text:style-name="P1"><text:span text:style-name="T1">- Synthèse de l'énoncé</text:span></text:p>
            <text:p text:style-name="P1"><text:span text:style-name="T1"/></text:p>
            <text:p text:style-name="P1"><text:span text:style-name="T1">- Démonstration de l'application dans les 3 modes sur les 2 jeux</text:span></text:p>
            <text:p text:style-name="P1"><text:span text:style-name="T1"/></text:p>
            <text:p text:style-name="P1"><text:span text:style-name="T1">- Explications des parties importantes de code, fonctionnement des <text:s/>algos</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Projet 3 : jeux de codes</text:p>
          </draw:text-box>
        </draw:frame>
        <draw:frame presentation:style-name="pr4" draw:text-style-name="P3" draw:layer="layout" svg:width="25.199cm" svg:height="12.179cm" svg:x="1.4cm" svg:y="4.914cm" presentation:class="outline">
          <draw:text-box>
            <text:p text:style-name="P3"><text:span text:style-name="T1">Synthèse de l'énoncé</text:span></text:p>
            <text:p text:style-name="P3"><text:span text:style-name="T2"/></text:p>
            <text:p text:style-name="P3"><text:span text:style-name="T3">Dans ce premier projet, je vous propose de créer une application proposant des jeux de logique. Vous aurez à développer plusieurs variantes autour de la recherche de combinaisons secrètes :</text:span></text:p>
            <text:p text:style-name="P3"><text:span text:style-name="T3"/></text:p>
            <text:p text:style-name="P3"><text:span text:style-name="T3">La recherche d'une combinaison à l'aide d'indications +/-</text:span></text:p>
            <text:p text:style-name="P3"><text:span text:style-name="T3">Le célèbre Mastermind. (Si vous voulez, vous pouvez vous baser sur des chiffres au lieu des couleurs.)</text:span></text:p>
            <text:p text:style-name="P3"><text:span text:style-name="T2"/></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Projet 3 : jeux de codes</text:p>
          </draw:text-box>
        </draw:frame>
        <draw:frame presentation:style-name="pr4" draw:layer="layout" svg:width="25.199cm" svg:height="12.179cm" svg:x="1.4cm" svg:y="4.914cm" presentation:class="outline">
          <draw:text-box>
            <text:list text:style-name="L3">
              <text:list-item>
                <text:p>Suite</text:p>
              </text:list-item>
              <text:list-item>
                <text:p>Recherche +/-</text:p>
              </text:list-item>
              <text:list-item>
                <text:p>Le but : découvrir la combinaison à x chiffres de l'adversaire (le défenseur). Pour ce faire, l'attaquant fait une proposition. Le défenseur indique pour chaque chiffre de la combinaison proposée si le chiffre de sa combinaison est plus grand (+), plus petit (-) ou si c'est le bon chiffre (=).</text:p>
              </text:list-item>
              <text:list-item>
                <text:p/>
              </text:list-item>
              <text:list-item>
                <text:p>L'attaquant doit deviner la combinaison secrète en un nombre limité d'essais.</text:p>
              </text:list-item>
              <text:list-item>
                <text:p/>
              </text:list-item>
              <text:list-item>
                <text:p>(Combinaison secrète : 1234)</text:p>
              </text:list-item>
              <text:list-item>
                <text:p/>
              </text:list-item>
              <text:list-item>
                <text:p>Proposition : 4278 -&gt; Réponse : -=--</text:p>
              </text:list-item>
              <text:list-item>
                <text:p>Proposition : 2214 -&gt; Réponse : -=+=</text:p>
              </text:list-item>
              <text:list-item>
                <text:p>...</text:p>
              </text:list-item>
              <text:list-item>
                <text:p>Mastermind</text:p>
              </text:list-item>
              <text:list-item>
                <text:p>Le but : découvrir la combinaison à x chiffres/couleurs de l'adversaire (le défenseur). Pour ce faire, l'attaquant fait une proposition. Le défenseur indique pour chaque proposition le nombre de chiffre/couleur de la proposition qui apparaissent à la bonne place et à la mauvaise place dans la combinaison secrète.</text:p>
              </text:list-item>
              <text:list-item>
                <text:p/>
              </text:list-item>
              <text:list-item>
                <text:p>L'attaquant doit deviner la combinaison secrète en un nombre limité d'essais.</text:p>
              </text:list-item>
              <text:list-item>
                <text:p/>
              </text:list-item>
              <text:list-item>
                <text:p>(Combinaison secrète : 1234)</text:p>
              </text:list-item>
              <text:list-item>
                <text:p/>
              </text:list-item>
              <text:list-item>
                <text:p>Proposition : 4278 -&gt; Réponse : 1 présent, 1 bien placé</text:p>
              </text:list-item>
              <text:list-item>
                <text:p>Proposition : 6274 -&gt; Réponse : 2 bien placés</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Projet 3 : jeux de codes</text:p>
          </draw:text-box>
        </draw:frame>
        <draw:frame presentation:style-name="pr4" draw:layer="layout" svg:width="25.199cm" svg:height="12.179cm" svg:x="1.4cm" svg:y="4.914cm" presentation:class="outline">
          <draw:text-box>
            <text:list text:style-name="L3">
              <text:list-item>
                <text:p>Suite</text:p>
              </text:list-item>
              <text:list-item>
                <text:p>...</text:p>
              </text:list-item>
              <text:list-item>
                <text:p>Travail demandé</text:p>
              </text:list-item>
              <text:list-item>
                <text:p>Vous devez développer une application en Java, soit en mode console soit avec Swing, permettant de lancer les différents jeux.</text:p>
              </text:list-item>
              <text:list-item>
                <text:p/>
              </text:list-item>
              <text:list-item>
                <text:p>Chaque jeu pourra être joué selon 3 modes :</text:p>
              </text:list-item>
              <text:list-item>
                <text:p/>
              </text:list-item>
              <text:list-item>
                <text:p>Mode challenger où vous devez trouver la combinaison secrète de l'ordinateur</text:p>
              </text:list-item>
              <text:list-item>
                <text:p>Mode défenseur où c'est à l'ordinateur de trouver votre combinaison secrète</text:p>
              </text:list-item>
              <text:list-item>
                <text:p>Mode duel où l'ordinateur et vous jouez tour à tour, le premier à trouver la combinaison secrète de l'autre a gagné</text:p>
              </text:list-item>
              <text:list-item>
                <text:p>Voici le fonctionnement normal attendu dans l'application :</text:p>
              </text:list-item>
              <text:list-item>
                <text:p/>
              </text:list-item>
              <text:list-item>
                <text:p>Au démarrage, l'utilisateur doit choisir le jeu auquel il veut jouer parmi les choix proposés.</text:p>
              </text:list-item>
              <text:list-item>
                <text:p>L'utilisateur sélectionne le jeu et le mode de son choix. L'application lance le jeu sélectionné.</text:p>
              </text:list-item>
              <text:list-item>
                <text:p>L'utilisateur joue. S'il perd, l'application affiche la solution.</text:p>
              </text:list-item>
              <text:list-item>
                <text:p>À la fin de la partie, l'utilisateur peut choisir :</text:p>
              </text:list-item>
              <text:list-item>
                <text:p>de rejouer au même jeu</text:p>
              </text:list-item>
              <text:list-item>
                <text:p>de lancer un autre jeu (retour à l'écran de choix des jeux du début)</text:p>
              </text:list-item>
              <text:list-item>
                <text:p>de quitter l'application</text:p>
              </text:list-item>
              <text:list-item>
                <text:p>Il doit être possible de lancer l'application dans un mode "développeur". Dans ce mode la solution est affichée dès le début. Cela permet de tester le bon comportement de l'application en cas de bonne ou de mauvaise réponse de l'utilisateur. Ceci est à réaliser avec les mécanismes suivants :</text:p>
              </text:list-item>
              <text:list-item>
                <text:p/>
              </text:list-item>
              <text:list-item>
                <text:p>Passage d'un paramètre au lancement de l'application</text:p>
              </text:list-item>
              <text:list-item>
                <text:p>Propriété spécifique dans le fichier de configuration</text:p>
              </text:list-item>
              <text:list-item>
                <text:p>Un fichier de configuration (config.properties) permettra de paramétrer l'application, notamment :</text:p>
              </text:list-item>
              <text:list-item>
                <text:p/>
              </text:list-item>
              <text:list-item>
                <text:p>Pour chaque jeu :</text:p>
              </text:list-item>
              <text:list-item>
                <text:p>le nombre de cases de la combinaison secrète</text:p>
              </text:list-item>
              <text:list-item>
                <text:p>le nombre d'essais possible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9T08:28:45.693324218</meta:creation-date>
    <dc:date>2018-10-19T08:42:58.249987635</dc:date>
    <meta:editing-duration>PT14M12S</meta:editing-duration>
    <meta:editing-cycles>2</meta:editing-cycles>
    <meta:generator>LibreOffice/5.1.6.2$Linux_X86_64 LibreOffice_project/10m0$Build-2</meta:generator>
    <meta:document-statistic meta:object-count="37"/>
  </office:meta>
</office:document-meta>
</file>